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4a42" officeooo:paragraph-rsid="00004a42"/>
    </style:style>
    <style:style style:name="P2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3" style:family="paragraph" style:parent-style-name="Standard">
      <style:text-properties officeooo:paragraph-rsid="00004a42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677ac" officeooo:paragraph-rsid="000677ac" style:font-weight-asian="bold" style:font-weight-complex="bold"/>
    </style:style>
    <style:style style:name="P5" style:family="paragraph" style:parent-style-name="Standard">
      <style:text-properties style:font-name="Arial" fo:font-weight="normal" officeooo:rsid="00025188" officeooo:paragraph-rsid="00004a42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677ac" officeooo:paragraph-rsid="000677ac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6dc5b" officeooo:paragraph-rsid="0006dc5b" style:font-weight-asian="normal" style:font-weight-complex="normal"/>
    </style:style>
    <style:style style:name="P9" style:family="paragraph" style:parent-style-name="Standard">
      <style:text-properties officeooo:paragraph-rsid="00025188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weight="normal" officeooo:rsid="00059e81" style:font-weight-asian="normal" style:font-weight-complex="normal"/>
    </style:style>
    <style:style style:name="T2" style:family="text">
      <style:text-properties fo:font-weight="normal" officeooo:rsid="0006dc5b" style:font-weight-asian="normal" style:font-weight-complex="normal"/>
    </style:style>
    <style:style style:name="T3" style:family="text">
      <style:text-properties style:font-name="Arial" fo:font-weight="bold" officeooo:rsid="00004a42" style:font-weight-asian="bold" style:font-weight-complex="bold"/>
    </style:style>
    <style:style style:name="T4" style:family="text">
      <style:text-properties style:font-name="Arial" fo:font-weight="bold" officeooo:rsid="00059e81" style:font-weight-asian="bold" style:font-weight-complex="bold"/>
    </style:style>
    <style:style style:name="T5" style:family="text">
      <style:text-properties style:font-name="Arial" fo:font-weight="bold" officeooo:rsid="000677ac" style:font-weight-asian="bold" style:font-weight-complex="bold"/>
    </style:style>
    <style:style style:name="T6" style:family="text">
      <style:text-properties style:font-name="Arial" fo:font-weight="bold" officeooo:rsid="00025188" style:font-weight-asian="bold" style:font-weight-complex="bold"/>
    </style:style>
    <style:style style:name="T7" style:family="text">
      <style:text-properties style:font-name="Arial" fo:font-weight="normal" officeooo:rsid="00059e81" style:font-weight-asian="normal" style:font-weight-complex="normal"/>
    </style:style>
    <style:style style:name="T8" style:family="text">
      <style:text-properties style:font-name="Arial" fo:font-weight="normal" officeooo:rsid="0006dc5b" style:font-weight-asian="normal" style:font-weight-complex="normal"/>
    </style:style>
    <style:style style:name="T9" style:family="text">
      <style:text-properties officeooo:rsid="0006dc5b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8cm" fo:min-width="3.3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TIVIDADE </text:span><text:span text:style-name="T4">REMOTA</text:span><text:span text:style-name="T3"> </text:span><text:span text:style-name="T5">02</text:span><text:span text:style-name="T3"> – PIDM</text:span></text:p>
      <text:p text:style-name="P1"/>
      <text:p text:style-name="P5"/>
      <text:p text:style-name="P7">Implemente um sistema para contagem de votação de cidades, por exemplo, seja a interface gráfica (protótipo):</text:p>
      <text:p text:style-name="P7"/>
      <text:p text:style-name="P7">--------------------------------------------------------------------------------------------------------------</text:p>
      <text:p text:style-name="P7"/>
      <text:p text:style-name="P4">VOTAÇÃO DE CIDADES</text:p>
      <text:p text:style-name="P7"/>
      <text:p text:style-name="P7">Fortaleza: 2 votos</text:p>
      <text:p text:style-name="P7">Quixadá: 10 votos</text:p>
      <text:p text:style-name="P7">Limoeiro do Norte: <text:span text:style-name="T9">2</text:span> votos</text:p>
      <text:p text:style-name="P7">Juazeiro: 20 votos</text:p>
      <text:p text:style-name="P7"/>
      <text:p text:style-name="P7">MAIS VOTADA<text:span text:style-name="T9">(s)</text:span>: Juazeiro</text:p>
      <text:p text:style-name="P7">MENOS VOTADA<text:span text:style-name="T9">(s)</text:span>: Fortaleza, <text:span text:style-name="T9">Limoeiro</text:span></text:p>
      <text:p text:style-name="P7"/>
      <text:p text:style-name="P7"><draw:custom-shape text:anchor-type="paragraph" draw:z-index="0" draw:name="Forma1" draw:style-name="gr1" draw:text-style-name="P12" svg:width="3.366cm" svg:height="1.08cm" svg:x="0.002cm" svg:y="0.441cm"><text:p text:style-name="P10"><text:span text:style-name="T10">FORTALEZA</text:span></text:p><draw:enhanced-geometry svg:viewBox="0 0 21600 21600" draw:type="rectangle" draw:enhanced-path="M 0 0 L 21600 0 21600 21600 0 21600 0 0 Z N"/></draw:custom-shape><draw:custom-shape text:anchor-type="paragraph" draw:z-index="1" draw:name="Forma1_0" draw:style-name="gr1" draw:text-style-name="P11" svg:width="3.366cm" svg:height="1.08cm" svg:x="4.002cm" svg:y="0.441cm"><text:p text:style-name="P10"><text:span text:style-name="T10">QUIXADÁ</text:span></text:p><draw:enhanced-geometry svg:viewBox="0 0 21600 21600" draw:type="rectangle" draw:enhanced-path="M 0 0 L 21600 0 21600 21600 0 21600 0 0 Z N"/></draw:custom-shape><draw:custom-shape text:anchor-type="paragraph" draw:z-index="2" draw:name="Forma1_1" draw:style-name="gr1" draw:text-style-name="P11" svg:width="3.366cm" svg:height="1.08cm" svg:x="8.003cm" svg:y="0.441cm"><text:p text:style-name="P10"><text:span text:style-name="T10">LIMOEIRO</text:span></text:p><draw:enhanced-geometry svg:viewBox="0 0 21600 21600" draw:type="rectangle" draw:enhanced-path="M 0 0 L 21600 0 21600 21600 0 21600 0 0 Z N"/></draw:custom-shape><draw:custom-shape text:anchor-type="paragraph" draw:z-index="3" draw:name="Forma1_2" draw:style-name="gr1" draw:text-style-name="P11" svg:width="3.366cm" svg:height="1.08cm" svg:x="12.003cm" svg:y="0.441cm"><text:p text:style-name="P10"><text:span text:style-name="T10">JUAZEIRO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--------------------------------------------------------------------------------------------------------------</text:p>
      <text:p text:style-name="P7"/>
      <text:p text:style-name="P5"/>
      <text:p text:style-name="P7">Ao clicar em um dos botões, um (1) voto é atribuído à cidade em questão. Além disso, toda vez que um voto é contabilizado, deve-se calcular qual a cidade MAIS VOTADA <text:span text:style-name="T9">e a MENOS VOTADA.</text:span></text:p>
      <text:p text:style-name="P7"/>
      <text:p text:style-name="P8">Provavelmente vocês irão se deparar com os empates. Mostre todas as cidades que ficaram empatas no mesmo número de votos (como no exemplo), caso esse “mesmo número” seja o MAIOR ou o MENOR.</text:p>
      <text:p text:style-name="P2"/>
      <text:p text:style-name="P2"/>
      <text:p text:style-name="P9"><text:span text:style-name="T6">ATENÇÃO: </text:span><text:span text:style-name="T7">Crie um projeto no GITHUB com o seu trabalho. Copie e cole o link do GITHUB em um arquivo TXT e submeta ao SIPPA (A0</text:span><text:span text:style-name="T8">2</text:span><text:span text:style-name="T7"> em avaliações) até o dia </text:span><text:span text:style-name="T8">13</text:span><text:span text:style-name="T7">/12. Ao usar o GITHUB, submeta o seu trabalho usando os comandos commit e push da ferramenta GIT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de Carvalho Silva</meta:initial-creator>
    <meta:creation-date>2019-08-13T08:03:59.628459678</meta:creation-date>
    <dc:date>2020-12-09T09:45:17.869000000</dc:date>
    <meta:editing-duration>PT21M57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4" meta:word-count="163" meta:character-count="1136" meta:non-whitespace-character-count="985"/>
  </office:meta>
</office:document-meta>
</file>